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3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5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863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863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ou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profession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education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heal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stadium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pecial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volle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volume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ticket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course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compact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pointer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medal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radio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signal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curr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sun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glass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terminolog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fun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example</text:p>
          </table:table-cell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39"/>
          <table:table-cell table:style-name="ce28" office:value-type="string" calcext:value-type="string">
            <text:p>:</text:p>
          </table:table-cell>
          <table:table-cell table:style-name="ce42"/>
          <table:table-cell table:style-name="ce28" office:value-type="string" calcext:value-type="string">
            <text:p>.</text:p>
          </table:table-cell>
          <table:table-cell table:style-name="ce46"/>
          <table:table-cell table:style-name="ce2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eth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ena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gramm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strok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estiv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il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ie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act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ci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igin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sta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g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tain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tam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rb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p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rien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unc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p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ardiac arres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ru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s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s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it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radu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la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u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rosec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hi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yp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nera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o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o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llea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ixe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u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arri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ynta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eart fail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lim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ason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bul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reig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iterac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hel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ou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lai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paci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ric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ic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io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vers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artn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ee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ni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emist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ronic disor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zy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ewell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tual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egula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ntertai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ronom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mbo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eplo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i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ram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b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o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p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uth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orki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hemat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ress obes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te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rec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ulnerab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ers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dven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itize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sk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t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pera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l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lid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jui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credib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en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bsolu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mate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k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 impairm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xchan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ot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br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neta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lige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rrespond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amon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r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gr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xt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q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b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upervis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as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med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hys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gan expans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g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rb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ig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elie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ud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voi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a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retex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sula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il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il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mie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eag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uardia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re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wb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olog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bdominal pa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ea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p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if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uma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our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lay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tego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ssig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im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xtr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o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scui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ictat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owe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u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issu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per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raf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m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u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pan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mmun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ener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tta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oke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t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wi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oar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rui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scap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eloc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eighb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sona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s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dvoc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r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aundice fev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pplicat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ctiv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gil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der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pr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ui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ctiona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od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rr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iqu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mploye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ers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r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aliv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portsm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in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of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i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i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aps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tribu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q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i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ighligh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sis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ho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low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duc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scou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ou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epend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q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roa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usew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ok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allbladder inflamm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r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eigh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cos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mil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rad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orm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ke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ttribut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ransfor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lux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af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eal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nefi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oco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eci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ri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tum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vata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l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loc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dopt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velop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raw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oper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tti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nerg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our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oss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hel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la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choo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comme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yro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rt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nufactu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erpes dise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ch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canc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v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ponsibil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iou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aragrap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ecut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eta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ke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perato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ow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upre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over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dministr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ndid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itui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chi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frastruc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ody canc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a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a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lun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urriculum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arch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emb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ssoc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ramet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ran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as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entia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um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row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lu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conom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t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tr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ch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urnalis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V positiv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a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muni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acti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udie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pu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cto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rq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rb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rsonali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nviro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nist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od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ndr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ecu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aw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ed so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c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n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us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grou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istribu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outpu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nso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olde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an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ro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ie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peak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mato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ri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terial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hma condi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rus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a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ctory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tru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w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table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rin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nalysis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ocke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oil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in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c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ra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limi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40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v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ilo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v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lzheimer's cel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m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i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tion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o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u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tion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oo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oda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s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ck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p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p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ra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ryst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ppendix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a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gist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neumonia antibiotic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yp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ng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riab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par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ibera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o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umb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raf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rcui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agra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th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olde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empl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abou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ju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hi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onchitis bacteri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ock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umb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a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ffe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nsw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sult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ate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olu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bi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te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pr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k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crap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roo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un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cul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dicin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al syndr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ainbow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oo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ol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olera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rtn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ar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i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luminiu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ump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in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side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z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i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idne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oc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elive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ma relativ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n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i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r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ua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rack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implem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rans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l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centra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chestr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lan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gin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lculu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pilepsy unknow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ea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t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spirac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heo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uma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o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um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o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i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il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rea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lub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ess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arr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cha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r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lectric shoc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iniatur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erc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lid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e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worl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t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r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c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d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ril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ul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us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struc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lle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iz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z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nag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et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ulcer tiss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enera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ignatur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ta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put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tud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nd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emo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fere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nt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e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put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evi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row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rtin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y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orga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intelligence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techniqu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issu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pavilion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essential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valley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vouch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coupo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program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perimet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asterisk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award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light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junctio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code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sola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panel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account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sta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patter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specimen</text:p>
          </table:table-cell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41"/>
          <table:table-cell table:style-name="ce30" office:value-type="string" calcext:value-type="string">
            <text:p>:</text:p>
          </table:table-cell>
          <table:table-cell table:style-name="ce43"/>
          <table:table-cell table:style-name="ce30" office:value-type="string" calcext:value-type="string">
            <text:p>.</text:p>
          </table:table-cell>
          <table:table-cell table:style-name="ce49"/>
          <table:table-cell table:style-name="ce4"/>
          <table:table-cell table:number-columns-repeated="863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86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24" meta:object-count="0"/>
    <meta:generator>LibreOfficeDev/6.0.5.2$Linux_X86_64 LibreOffice_project/</meta:generator>
  </office:meta>
</office:document-meta>
</file>